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color="#000000" loext:opacity="100%" style:font-name="Aptos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paragraph-properties fo:orphans="0" fo:widows="0"/>
      <style:text-properties officeooo:paragraph-rsid="00291803"/>
    </style:style>
    <style:style style:name="P3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officeooo:paragraph-rsid="00291803" style:letter-kerning="true" style:font-size-asian="12pt" style:font-weight-asian="normal"/>
    </style:style>
    <style:style style:name="T1" style:family="text">
      <style:text-properties fo:color="#000000" loext:opacity="100%" style:font-name="Aptos" fo:font-size="11pt" style:text-underline-style="none" fo:font-weight="normal" officeooo:rsid="00291803" style:font-size-asian="11pt" style:font-weight-asian="normal"/>
    </style:style>
    <style:style style:name="T2" style:family="text">
      <style:text-properties fo:color="#000000" loext:opacity="100%" style:font-name="Aptos" fo:font-size="11pt" style:text-underline-style="none" fo:font-weight="normal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ustermann" text:name="kunde.nachname"/>
        <text:user-field-decl office:value-type="string" office:string-value="HERR" text:name="kunde.anrede"/>
      </text:user-field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conditional-text text:condition="ooow:kunde.anrede == &quot;FRAU&quot;" text:string-value-if-true="Liebe Frau" text:string-value-if-false="Lieber Herr" text:current-value="true">Lieber Herr</text:conditional-text></text:span><text:span text:style-name="T1"><text:s/></text:span><text:span text:style-name="T1"><text:user-field-get text:name="kunde.nachname">Mustermann</text:user-field-get></text:span><text:span text:style-name="T2"><text:line-break/>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41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8ca8d55c161d602844f5428fa4b58097424e324e</meta:generator>
    <dc:date>2026-01-04T11:56:07.979962572</dc:date>
    <meta:editing-duration>PT1H6M34S</meta:editing-duration>
    <meta:editing-cycles>14</meta:editing-cycles>
    <meta:document-statistic meta:table-count="0" meta:image-count="0" meta:object-count="0" meta:page-count="1" meta:paragraph-count="1" meta:word-count="3" meta:character-count="22" meta:non-whitespace-character-count="19"/>
    <meta:user-defined meta:name="kunde.anrede">HERR</meta:user-defined>
    <meta:user-defined meta:name="kunde.nachname">Mustermann</meta:user-defined>
  </office:meta>
</office:document-meta>
</file>